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81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13.75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" style:family="table-cell" style:parent-style-name="Default">
      <style:text-properties style:font-name="Calibri Light1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8"/>
          <table:table-cell table:style-name="ce8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88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91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91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/>
          <table:table-cell table:style-name="ce9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9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9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/>
          <table:table-cell table:style-name="ce89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5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9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main definition [ sr ] = [ rad ] * [ rad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89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2"/>
          <table:table-cell table:style-name="ce91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/s2 ] = [ m ] / [ s2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2"/>
          <table:table-cell table:style-name="ce91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m/s2 ] = [ m/s ] / [ s ]</text:p>
          </table:table-cell>
          <table:table-cell table:style-name="ce73" table:number-columns-repeated="4"/>
          <table:table-cell table:style-name="ce91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88" office:value-type="string" calcext:value-type="string">
            <text:p>5/1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2 ] = [ rad/s ] / [ 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number-columns-repeated="2" table:style-name="ce73" office:value-type="string" calcext:value-type="string">
            <text:p>Hz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J ] = [ N ] * [ m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/>
          <table:table-cell table:style-name="ce93"/>
          <table:table-cell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J ] = [ Pa ] * [ 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4"/>
          <table:table-cell table:style-name="ce64" office:value-type="string" calcext:value-type="string">
            <text:p>gigajoule</text:p>
          </table:table-cell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4"/>
          <table:table-cell table:style-name="ce64" office:value-type="string" calcext:value-type="string">
            <text:p>magajoule</text:p>
          </table:table-cell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4"/>
          <table:table-cell table:style-name="ce64" office:value-type="string" calcext:value-type="string">
            <text:p>kilojoule</text:p>
          </table:table-cell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4"/>
          <table:table-cell table:style-name="ce64" office:value-type="string" calcext:value-type="string">
            <text:p>gigawatt</text:p>
          </table:table-cell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4"/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4"/>
          <table:table-cell table:style-name="ce64" office:value-type="string" calcext:value-type="string">
            <text:p>kilowatt</text:p>
          </table:table-cell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4"/>
          <table:table-cell table:style-name="ce64" office:value-type="string" calcext:value-type="string">
            <text:p>milliwatt</text:p>
          </table:table-cell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.m</text:p>
          </table:table-cell>
          <table:table-cell table:style-name="ce73"/>
          <table:table-cell table:style-name="ce84"/>
          <table:table-cell table:style-name="ce95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.<text:span text:style-name="T3">m</text:span>/rad</text:p>
          </table:table-cell>
          <table:table-cell table:style-name="ce73" table:number-columns-repeated="2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.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90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N*s ] = [ N ] * [ s ]</text:p>
          </table:table-cell>
          <table:table-cell table:style-name="ce73" table:number-columns-repeated="4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.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.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73" office:value-type="string" calcext:value-type="string">
            <text:p>kilogram square meter per second</text:p>
          </table:table-cell>
          <table:table-cell table:style-name="ce73" office:value-type="string" calcext:value-type="string">
            <text:p>kg.m2 / s</text:p>
          </table:table-cell>
          <table:table-cell table:style-name="ce73" table:number-columns-repeated="2"/>
          <table:table-cell table:style-name="ce9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/s2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 }</text:p>
          </table:table-cell>
          <table:table-cell table:style-name="ce59" table:number-columns-repeated="8"/>
          <table:table-cell table:style-name="ce86"/>
          <table:table-cell/>
          <table:table-cell table:style-name="ce99" table:number-columns-repeated="16373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.s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.<text:span text:style-name="T3">m2</text:span>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.m2/kg2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main definition [ N*m2/kg2 ] = [ N ] / [ kg2/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85" office:value-type="string" calcext:value-type="string">
            <text:p>kg.K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8"/>
          <table:table-cell table:style-name="ce86"/>
          <table:table-cell table:number-columns-repeated="16374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.</text:span>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4"/>
          <table:table-cell table:style-name="ce93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96" office:value-type="string" calcext:value-type="string">
            <text:p>m2<text:span text:style-name="T3">.</text:span>K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.</text:span>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73"/>
          <table:table-cell table:style-name="ce83"/>
          <table:table-cell table:style-name="ce96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.<text:span text:style-name="T3">K</text:span>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7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.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7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 ] / [ C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T ] * [ m/s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2"/>
          <table:table-cell table:style-name="ce9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.</text:span>m2/C2</text:p>
          </table:table-cell>
          <table:table-cell table:style-name="ce73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73" table:number-columns-repeated="3"/>
          <table:table-cell table:style-name="ce84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73" table:number-columns-repeated="3"/>
          <table:table-cell table:style-name="ce8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73" table:number-columns-repeated="2"/>
          <table:table-cell table:style-name="ce84" table:number-columns-repeated="2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.m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9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.m/s</text:p>
          </table:table-cell>
          <table:table-cell table:style-name="ce73" table:number-columns-repeated="2"/>
          <table:table-cell table:style-name="ce9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73" table:number-columns-repeated="2"/>
          <table:table-cell table:style-name="ce84" table:number-columns-repeated="2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73" table:number-columns-repeated="2"/>
          <table:table-cell table:style-name="ce84" table:number-columns-repeated="2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73"/>
          <table:table-cell table:style-name="ce84"/>
          <table:table-cell table:style-name="ce95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T*m ] = [ T ] * [ m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.m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T*m ] = [ N/A ] = [ N ] / [ A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73"/>
          <table:table-cell table:style-name="ce84"/>
          <table:table-cell table:style-name="ce95"/>
          <table:table-cell table:style-name="ce97"/>
          <table:table-cell table:style-name="ce98"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3"/>
          <table:table-cell table:style-name="ce84"/>
          <table:table-cell table:style-name="ce96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3"/>
          <table:table-cell table:style-name="ce84"/>
          <table:table-cell table:style-name="ce96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8"/>
          <table:table-cell table:style-name="ce86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87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3"/>
          <table:table-cell table:style-name="ce72"/>
          <table:table-cell table:style-name="ce89"/>
          <table:table-cell table:style-name="ce97" table:number-columns-repeated="16374"/>
        </table:table-row>
        <table:table-row table:style-name="ro2" table:number-rows-repeated="7">
          <table:table-cell table:number-columns-repeated="11"/>
          <table:table-cell table:style-name="ce97" table:number-columns-repeated="1637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97" table:number-columns-repeated="16373"/>
        </table:table-row>
        <table:table-row table:style-name="ro2">
          <table:table-cell table:number-columns-repeated="11"/>
          <table:table-cell table:style-name="ce97" table:number-columns-repeated="16373"/>
        </table:table-row>
        <table:table-row table:style-name="ro3" table:number-rows-repeated="4">
          <table:table-cell table:number-columns-repeated="11"/>
          <table:table-cell table:style-name="ce97" table:number-columns-repeated="16373"/>
        </table:table-row>
        <table:table-row table:style-name="ro3" table:number-rows-repeated="10481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/00/0000</text:date>, <text:time style:data-style-name="N2" text:time-value="15:12:11.69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0T15:14:41.951000000</dc:date>
    <meta:editing-duration>P3DT5H27M18S</meta:editing-duration>
    <meta:editing-cycles>242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25" meta:object-count="0"/>
  </office:meta>
</office:document-meta>
</file>